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643" officeooo:paragraph-rsid="00012643"/>
    </style:style>
    <style:style style:name="P2" style:family="paragraph" style:parent-style-name="Standard">
      <style:paragraph-properties fo:text-align="center" style:justify-single-word="false"/>
      <style:text-properties officeooo:rsid="00012643" officeooo:paragraph-rsid="00012643"/>
    </style:style>
    <style:style style:name="P3" style:family="paragraph" style:parent-style-name="Standard">
      <style:text-properties officeooo:rsid="0001ea98" officeooo:paragraph-rsid="0001ea98"/>
    </style:style>
    <style:style style:name="T1" style:family="text">
      <style:text-properties officeooo:rsid="0001ea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ologie pour le projet</text:p>
      <text:p text:style-name="P2"/>
      <text:p text:style-name="P1"/>
      <text:p text:style-name="P1">- Diagrammes <text:span text:style-name="T1">de classes</text:span> : StarUml </text:p>
      <text:p text:style-name="P1"/>
      <text:p text:style-name="P1"><text:span text:style-name="T1">- Diagrammes de sequence : StarUml, Balsamiq</text:span></text:p>
      <text:p text:style-name="P1"/>
      <text:p text:style-name="P1"><text:span text:style-name="T1">- Diagramme UserCase : StarUml</text:span></text:p>
      <text:p text:style-name="P1"/>
      <text:p text:style-name="P1">- Mock Up : Balsamiq</text:p>
      <text:p text:style-name="P1"/>
      <text:p text:style-name="P1">- Gestion du projet : Trello, <text:span text:style-name="T1">GitHub</text:span></text:p>
      <text:p text:style-name="P1"/>
      <text:p text:style-name="P3">- Outils de communication : Microsoft Lync</text:p>
      <text:p text:style-name="P1"/>
      <text:p text:style-name="P1">- Base de donnée : MySql, Workbench</text:p>
      <text:p text:style-name="P1"/>
      <text:p text:style-name="P1">- Connexion à la base de donnée : JDBC et MySql connector</text:p>
      <text:p text:style-name="P1"/>
      <text:p text:style-name="P1">- EDI : Eclipse</text:p>
      <text:p text:style-name="P1"/>
      <text:p text:style-name="P1">- Framework : Spring Boot, Maven, Junit, Bootstrap, jQuery, Hibernate</text:p>
      <text:p text:style-name="P1"/>
      <text:p text:style-name="P1">- Langages de programmation : Java, HTML, CSS, Javascrip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30:05.138000000</meta:creation-date>
    <dc:date>2017-04-01T15:47:33.979000000</dc:date>
    <meta:editing-duration>PT7M18S</meta:editing-duration>
    <meta:editing-cycles>1</meta:editing-cycles>
    <meta:document-statistic meta:table-count="0" meta:image-count="0" meta:object-count="0" meta:page-count="1" meta:paragraph-count="12" meta:word-count="83" meta:character-count="465" meta:non-whitespace-character-count="393"/>
    <meta:generator>LibreOffice/5.2.6.2$Windows_x86 LibreOffice_project/a3100ed2409ebf1c212f5048fbe377c281438fdc</meta:generator>
  </office:meta>
</office:document-meta>
</file>